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423cm" fo:min-width="17.659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27cm" svg:y="4.826cm" presentation:class="title" presentation:user-transformed="true">
          <draw:text-box>
            <text:p>Floating point numbers</text:p>
          </draw:text-box>
        </draw:frame>
        <draw:frame draw:style-name="gr1" draw:text-style-name="P2" draw:layer="layout" svg:width="19.036cm" svg:height="1.673cm" svg:x="1.776cm" svg:y="17.526cm">
          <draw:text-box>
            <text:p text:style-name="P1">On GitHub: <text:a xlink:href="https://github.com/akalenuk/floating-point-experiments" xlink:type="simple">https://github.com/akalenuk/floating-point-experiments</text:a></text:p>
            <text:p text:style-name="P1">On Medium (soon): <text:a xlink:href="https://medium.com/@okaleniuk" xlink:type="simple">https://medium.com/@okaleniuk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5T13:07:09.926128576</meta:creation-date>
    <dc:date>2017-07-15T13:15:05.109132916</dc:date>
    <meta:editing-duration>PT7M56S</meta:editing-duration>
    <meta:editing-cycles>1</meta:editing-cycles>
    <meta:generator>LibreOffice/5.1.6.2$Linux_X86_64 LibreOffice_project/10m0$Build-2</meta:generator>
    <meta:document-statistic meta:object-count="37"/>
  </office:meta>
</office:document-meta>
</file>